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on" svg:font-family="Anton" style:font-pitch="variable"/>
    <style:font-face style:name="Barriecito" svg:font-family="Barriecito" style:font-pitch="variable"/>
    <style:font-face style:name="Comfortaa" svg:font-family="Comfortaa" style:font-pitch="variable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Text_20_body">
      <style:paragraph-properties fo:line-height="115%"/>
      <style:text-properties officeooo:paragraph-rsid="0000647b"/>
    </style:style>
    <style:style style:name="P3" style:family="paragraph" style:parent-style-name="Text_20_body">
      <style:text-properties officeooo:paragraph-rsid="0002443c"/>
    </style:style>
    <style:style style:name="P4" style:family="paragraph" style:parent-style-name="Heading_20_1">
      <style:paragraph-properties fo:line-height="115%"/>
    </style:style>
    <style:style style:name="P5" style:family="paragraph" style:parent-style-name="Heading_20_1">
      <style:paragraph-properties fo:line-height="115%"/>
      <style:text-properties fo:color="#ff8d00" loext:opacity="100%" style:font-name="Anton" style:text-underline-style="none" fo:font-weight="normal" officeooo:rsid="0000647b" officeooo:paragraph-rsid="0000647b" style:font-weight-asian="normal" style:font-weight-complex="normal"/>
    </style:style>
    <style:style style:name="P6" style:family="paragraph" style:parent-style-name="Heading_20_1">
      <style:text-properties fo:color="#bf0041" loext:opacity="100%" style:font-name="Anton" fo:font-weight="normal" officeooo:rsid="000120a0" officeooo:paragraph-rsid="000120a0" style:font-weight-asian="normal" style:font-weight-complex="normal"/>
    </style:style>
    <style:style style:name="P7" style:family="paragraph" style:parent-style-name="Heading_20_1">
      <style:text-properties fo:color="#2a6099" loext:opacity="100%" style:font-name="Anton" fo:font-weight="normal" officeooo:rsid="00012ff8" officeooo:paragraph-rsid="00012ff8" style:font-weight-asian="normal" style:font-weight-complex="normal"/>
    </style:style>
    <style:style style:name="P8" style:family="paragraph" style:parent-style-name="Heading_20_1">
      <style:text-properties fo:color="#ff0000" loext:opacity="100%" style:font-name="Anton" fo:font-weight="normal" officeooo:rsid="0002443c" officeooo:paragraph-rsid="0002443c" fo:background-color="transparent" style:font-weight-asian="normal" style:font-weight-complex="normal"/>
    </style:style>
    <style:style style:name="P9" style:family="paragraph" style:parent-style-name="Heading_20_1">
      <style:text-properties fo:color="#481d32" loext:opacity="100%" style:font-name="Anton" fo:font-weight="normal" officeooo:rsid="00044275" officeooo:paragraph-rsid="00044275" style:font-weight-asian="normal" style:font-weight-complex="normal"/>
    </style:style>
    <style:style style:name="P10" style:family="paragraph" style:parent-style-name="Text_20_body" style:list-style-name="L1">
      <style:paragraph-properties fo:margin-top="0in" fo:margin-bottom="0in" style:contextual-spacing="false" fo:line-height="115%"/>
    </style:style>
    <style:style style:name="P11" style:family="paragraph" style:parent-style-name="Text_20_body" style:list-style-name="L1">
      <style:paragraph-properties fo:line-height="115%"/>
    </style:style>
    <style:style style:name="P12" style:family="paragraph" style:parent-style-name="Text_20_body" style:list-style-name="L2">
      <style:paragraph-properties fo:margin-top="0in" fo:margin-bottom="0in" style:contextual-spacing="false" fo:line-height="115%"/>
    </style:style>
    <style:style style:name="P13" style:family="paragraph" style:parent-style-name="Text_20_body" style:list-style-name="L2">
      <style:paragraph-properties fo:line-height="115%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in" fo:margin-bottom="0in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in" fo:margin-bottom="0in" style:contextual-spacing="false"/>
    </style:style>
    <style:style style:name="P18" style:family="paragraph" style:parent-style-name="Text_20_body" style:list-style-name="L5">
      <style:text-properties style:use-window-font-color="true" loext:opacity="0%" style:font-name="Comfortaa" officeooo:rsid="000120a0" officeooo:paragraph-rsid="000120a0"/>
    </style:style>
    <style:style style:name="P19" style:family="paragraph" style:parent-style-name="Text_20_body">
      <style:text-properties style:use-window-font-color="true" loext:opacity="0%" style:font-name="Comfortaa" fo:font-weight="bold" officeooo:rsid="00044275" officeooo:paragraph-rsid="00044275" style:font-weight-asian="bold" style:font-weight-complex="bold"/>
    </style:style>
    <style:style style:name="P20" style:family="paragraph" style:parent-style-name="Text_20_body" style:list-style-name="L6">
      <style:text-properties style:font-name="Comfortaa" officeooo:paragraph-rsid="00012ff8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text-properties officeooo:paragraph-rsid="0002443c"/>
    </style:style>
    <style:style style:name="P23" style:family="paragraph" style:parent-style-name="Text_20_body">
      <style:text-properties officeooo:paragraph-rsid="00044275"/>
    </style:style>
    <style:style style:name="P24" style:family="paragraph" style:parent-style-name="Text_20_body" style:list-style-name="L8">
      <style:text-properties officeooo:paragraph-rsid="00044275"/>
    </style:style>
    <style:style style:name="P25" style:family="paragraph" style:parent-style-name="Text_20_body" style:list-style-name="L8">
      <style:text-properties fo:color="#2a6099" loext:opacity="100%" style:font-name="Comfortaa" officeooo:paragraph-rsid="00044275"/>
    </style:style>
    <style:style style:name="T1" style:family="text">
      <style:text-properties style:font-name="Comfortaa"/>
    </style:style>
    <style:style style:name="T2" style:family="text">
      <style:text-properties fo:color="#3d5afe" loext:opacity="100%" style:text-line-through-style="none" style:text-line-through-type="none" style:font-name="Barriecito" style:text-underline-style="none"/>
    </style:style>
    <style:style style:name="T3" style:family="text">
      <style:text-properties fo:color="#3d5afe" loext:opacity="100%" style:text-line-through-style="none" style:text-line-through-type="none" style:text-underline-style="none"/>
    </style:style>
    <style:style style:name="T4" style:family="text">
      <style:text-properties fo:color="#3d5afe" loext:opacity="100%" style:text-line-through-style="none" style:text-line-through-type="none" style:font-name="Anton" style:text-underline-style="none"/>
    </style:style>
    <style:style style:name="T5" style:family="text">
      <style:text-properties fo:color="#3d5afe" loext:opacity="100%" style:text-line-through-style="none" style:text-line-through-type="none" style:font-name="Anton" style:text-underline-style="none" fo:font-weight="normal" style:font-weight-asian="normal" style:font-weight-complex="normal"/>
    </style:style>
    <style:style style:name="T6" style:family="text">
      <style:text-properties fo:color="#00a933" loext:opacity="100%" style:font-name="Comfortaa"/>
    </style:style>
    <style:style style:name="T7" style:family="text">
      <style:text-properties fo:color="#00a933" loext:opacity="100%" style:font-name="Comfortaa" fo:font-weight="bold" style:font-weight-asian="bold" style:font-weight-complex="bold"/>
    </style:style>
    <style:style style:name="T8" style:family="text">
      <style:text-properties fo:color="#f10d0c" loext:opacity="100%" style:font-name="Comfortaa"/>
    </style:style>
    <style:style style:name="T9" style:family="text">
      <style:text-properties fo:color="#f10d0c" loext:opacity="100%" style:font-name="Comfortaa" fo:font-weight="bold" style:font-weight-asian="bold" style:font-weight-complex="bold"/>
    </style:style>
    <style:style style:name="T10" style:family="text">
      <style:text-properties fo:color="#069a2e" loext:opacity="100%" style:font-name="Comfortaa"/>
    </style:style>
    <style:style style:name="T11" style:family="text">
      <style:text-properties officeooo:rsid="00012ff8"/>
    </style:style>
    <style:style style:name="T12" style:family="text">
      <style:text-properties fo:color="#127622" loext:opacity="100%" officeooo:rsid="00012ff8"/>
    </style:style>
    <style:style style:name="T13" style:family="text">
      <style:text-properties fo:color="#ff0000" loext:opacity="100%" officeooo:rsid="0002443c" fo:background-color="transparent" loext:char-shading-value="0"/>
    </style:style>
    <style:style style:name="T14" style:family="text">
      <style:text-properties style:use-window-font-color="true" loext:opacity="0%" style:font-name="Comfortaa"/>
    </style:style>
    <style:style style:name="T15" style:family="text">
      <style:text-properties style:use-window-font-color="true" loext:opacity="0%" style:font-name="Comfortaa" officeooo:rsid="0002443c" fo:background-color="transparent" loext:char-shading-value="0"/>
    </style:style>
    <style:style style:name="T16" style:family="text">
      <style:text-properties style:use-window-font-color="true" loext:opacity="0%" style:font-name="Comfortaa" fo:font-weight="normal" officeooo:rsid="0002443c" fo:background-color="transparent" loext:char-shading-value="0" style:font-weight-asian="normal" style:font-weight-complex="normal"/>
    </style:style>
    <style:style style:name="T17" style:family="text">
      <style:text-properties style:use-window-font-color="true" loext:opacity="0%" style:font-name="Comfortaa" fo:font-weight="normal" style:font-weight-asian="normal" style:font-weight-complex="normal"/>
    </style:style>
    <style:style style:name="T18" style:family="text">
      <style:text-properties style:use-window-font-color="true" loext:opacity="0%" style:font-name="Comfortaa" fo:font-weight="bold" style:font-weight-asian="bold" style:font-weight-complex="bold"/>
    </style:style>
    <style:style style:name="T19" style:family="text">
      <style:text-properties style:use-window-font-color="true" loext:opacity="0%" style:font-name="Comfortaa" fo:font-weight="bold" officeooo:rsid="0002443c" fo:background-color="transparent" loext:char-shading-value="0" style:font-weight-asian="bold" style:font-weight-complex="bold"/>
    </style:style>
    <style:style style:name="T20" style:family="text">
      <style:text-properties style:use-window-font-color="true" loext:opacity="0%" fo:font-weight="normal" style:font-weight-asian="normal" style:font-weight-complex="normal"/>
    </style:style>
    <style:style style:name="T21" style:family="text">
      <style:text-properties style:use-window-font-color="true" loext:opacity="0%" style:font-name="Comfortaa"/>
    </style:style>
    <style:style style:name="T22" style:family="text">
      <style:text-properties style:use-window-font-color="true" loext:opacity="0%" style:font-name="Comfortaa" fo:font-weight="normal" style:font-weight-asian="normal" style:font-weight-complex="normal"/>
    </style:style>
    <style:style style:name="T23" style:family="text">
      <style:text-properties style:use-window-font-color="true" loext:opacity="0%" style:font-name="Comfortaa" fo:font-weight="normal" officeooo:rsid="00044275" style:font-weight-asian="normal" style:font-weight-complex="normal"/>
    </style:style>
    <style:style style:name="T24" style:family="text">
      <style:text-properties style:use-window-font-color="true" loext:opacity="0%" style:font-name="Comfortaa" fo:font-weight="bold" style:font-weight-asian="bold" style:font-weight-complex="bold"/>
    </style:style>
    <style:style style:name="T25" style:family="text">
      <style:text-properties style:use-window-font-color="true" loext:opacity="0%" style:font-name="Comfortaa" fo:font-weight="bold" officeooo:rsid="00044275" style:font-weight-asian="bold" style:font-weight-complex="bold"/>
    </style:style>
    <style:style style:name="T26" style:family="text">
      <style:text-properties style:use-window-font-color="true" loext:opacity="0%" style:font-name="Comfortaa" officeooo:rsid="00044275"/>
    </style:style>
    <style:style style:name="T27" style:family="text">
      <style:text-properties style:use-window-font-color="true" loext:opacity="0%" fo:font-weight="bold" officeooo:rsid="00044275" style:font-weight-asian="bold" style:font-weight-complex="bold"/>
    </style:style>
    <style:style style:name="T28" style:family="text">
      <style:text-properties officeooo:rsid="00044275"/>
    </style:style>
    <style:style style:name="T29" style:family="text">
      <style:text-properties fo:font-weight="normal" officeooo:rsid="00044275" style:font-weight-asian="normal" style:font-weight-complex="normal"/>
    </style:style>
    <style:style style:name="T30" style:family="text">
      <style:text-properties fo:color="#481d32" loext:opacity="100%"/>
    </style:style>
    <style:style style:name="T31" style:family="text">
      <style:text-properties fo:color="#481d32" loext:opacity="100%" style:font-name="Anton" fo:font-weight="normal" style:font-weight-asian="normal" style:font-weight-complex="normal"/>
    </style:style>
    <style:style style:name="T32" style:family="text">
      <style:text-properties fo:color="#481d32" loext:opacity="100%" style:font-name="Anton" fo:font-weight="normal" officeooo:rsid="00044275" style:font-weight-asian="normal" style:font-weight-complex="normal"/>
    </style:style>
    <style:style style:name="T33" style:family="text">
      <style:text-properties fo:color="#481d32" loext:opacity="100%" fo:font-weight="normal" style:font-weight-asian="normal" style:font-weight-complex="normal"/>
    </style:style>
    <style:style style:name="T34" style:family="text">
      <style:text-properties fo:color="#481d32" loext:opacity="100%" fo:font-weight="normal" officeooo:rsid="00044275" style:font-weight-asian="normal" style:font-weight-complex="normal"/>
    </style:style>
    <style:style style:name="T35" style:family="text">
      <style:text-properties fo:color="#481d32" loext:opacity="100%" style:font-name="Comfortaa" fo:font-weight="normal" officeooo:rsid="00044275" style:font-weight-asian="normal" style:font-weight-complex="normal"/>
    </style:style>
    <style:style style:name="T36" style:family="text">
      <style:text-properties fo:color="#481d32" loext:opacity="100%" officeooo:rsid="00044275"/>
    </style:style>
    <style:style style:name="T37" style:family="text">
      <style:text-properties style:font-name="Comfortaa"/>
    </style:style>
    <style:style style:name="T38" style:family="text">
      <style:text-properties style:font-name="Comfortaa" fo:font-weight="normal" officeooo:rsid="00044275" style:font-weight-asian="normal" style:font-weight-complex="normal"/>
    </style:style>
    <style:style style:name="T39" style:family="text">
      <style:text-properties style:font-name="Comfortaa" fo:font-weight="bold" officeooo:rsid="00044275" style:font-weight-asian="bold" style:font-weight-complex="bold"/>
    </style:style>
    <style:style style:name="T40" style:family="text">
      <style:text-properties fo:color="#2a6099" loext:opacity="100%" style:font-name="Comfortaa" fo:font-weight="normal" officeooo:rsid="00044275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<text:span text:style-name="T5">Wayland</text:span></text:span></text:h>
      <text:p text:style-name="P1"><text:span text:style-name="Strong_20_Emphasis"><text:span text:style-name="T7">Pros</text:span></text:span><text:span text:style-name="Strong_20_Emphasis"><text:span text:style-name="T6">:</text:span></text:span></text:p>
      <text:list text:style-name="L1">
        <text:list-item>
          <text:p text:style-name="P10"><text:span text:style-name="Strong_20_Emphasis"><text:span text:style-name="T1">Modern and efficient:</text:span></text:span><text:span text:style-name="T1"> Designed with simplicity and performance in mind, offering smoother animations and lower latency. </text:span></text:p>
        </text:list-item>
        <text:list-item>
          <text:p text:style-name="P10"><text:span text:style-name="Strong_20_Emphasis"><text:span text:style-name="T1">Direct communication:</text:span></text:span><text:span text:style-name="T1"> Applications communicate directly with the hardware, reducing overhead and improving efficiency. </text:span></text:p>
        </text:list-item>
        <text:list-item>
          <text:p text:style-name="P10"><text:span text:style-name="Strong_20_Emphasis"><text:span text:style-name="T1">Secure by design:</text:span></text:span><text:span text:style-name="T1"> Incorporates security features that mitigate vulnerabilities found in Xorg. </text:span></text:p>
        </text:list-item>
        <text:list-item>
          <text:p text:style-name="P11"><text:span text:style-name="Strong_20_Emphasis"><text:span text:style-name="T1">Future-proof:</text:span></text:span><text:span text:style-name="T1"> Considered the future of display servers on Linux. </text:span></text:p>
        </text:list-item>
      </text:list>
      <text:p text:style-name="P1"><text:span text:style-name="Strong_20_Emphasis"><text:span text:style-name="T9">Cons</text:span></text:span><text:span text:style-name="Strong_20_Emphasis"><text:span text:style-name="T8">:</text:span></text:span></text:p>
      <text:list text:style-name="L2">
        <text:list-item>
          <text:p text:style-name="P12"><text:span text:style-name="Strong_20_Emphasis"><text:span text:style-name="T1">Limited compatibility:</text:span></text:span><text:span text:style-name="T1"> Still under development, leading to potential issues with older hardware and software. </text:span></text:p>
        </text:list-item>
        <text:list-item>
          <text:p text:style-name="P12"><text:span text:style-name="Strong_20_Emphasis"><text:span text:style-name="T1">NVIDIA driver issues:</text:span></text:span><text:span text:style-name="T1"> Not fully supported by NVIDIA, leading to limitations and potential instability. </text:span></text:p>
        </text:list-item>
        <text:list-item>
          <text:p text:style-name="P13"><text:span text:style-name="Strong_20_Emphasis"><text:span text:style-name="T1">Not as mature:</text:span></text:span><text:span text:style-name="T1"> Bugfixes and features might be less readily available compared to Xorg. </text:span></text:p>
        </text:list-item>
      </text:list>
      <text:h text:style-name="P5" text:outline-level="1">Xorg</text:h>
      <text:p text:style-name="P2"><text:span text:style-name="Strong_20_Emphasis"><text:span text:style-name="T10">Pros:</text:span></text:span></text:p>
      <text:list text:style-name="L3">
        <text:list-item>
          <text:p text:style-name="P15"><text:span text:style-name="Strong_20_Emphasis"><text:span text:style-name="T1">Mature and stable:</text:span></text:span><text:span text:style-name="T1"> Has been around for decades, providing wide hardware and software compatibility. </text:span></text:p>
        </text:list-item>
        <text:list-item>
          <text:p text:style-name="P15"><text:span text:style-name="Strong_20_Emphasis"><text:span text:style-name="T1">Wide NVIDIA driver support:</text:span></text:span><text:span text:style-name="T1"> Offers more features and stability with NVIDIA GPUs compared to Wayland. </text:span></text:p>
        </text:list-item>
        <text:list-item>
          <text:p text:style-name="P14"><text:span text:style-name="Strong_20_Emphasis"><text:span text:style-name="T1">Well-documented and tested:</text:span></text:span><text:span text:style-name="T1"> Easier to troubleshoot and find solutions for any issues. </text:span></text:p>
        </text:list-item>
      </text:list>
      <text:p text:style-name="Text_20_body"><text:span text:style-name="Strong_20_Emphasis"><text:span text:style-name="T8">Cons:</text:span></text:span></text:p>
      <text:list text:style-name="L4">
        <text:list-item>
          <text:p text:style-name="P17"><text:span text:style-name="Strong_20_Emphasis"><text:span text:style-name="T1">Complex:</text:span></text:span><text:span text:style-name="T1"> Requires configuration and drivers for different hardware, leading to potential complexity. </text:span></text:p>
        </text:list-item>
        <text:list-item>
          <text:p text:style-name="P17"><text:span text:style-name="Strong_20_Emphasis"><text:span text:style-name="T1">Indirect communication:</text:span></text:span><text:span text:style-name="T1"> Applications communicate with Xorg, which then interacts with the hardware, adding an extra layer. </text:span></text:p>
        </text:list-item>
        <text:list-item>
          <text:p text:style-name="P17"><text:span text:style-name="Strong_20_Emphasis"><text:span text:style-name="T1">Security concerns:</text:span></text:span><text:span text:style-name="T1"> Can be vulnerable to certain security issues due to its design. </text:span></text:p>
        </text:list-item>
        <text:list-item>
          <text:p text:style-name="P16"><text:span text:style-name="Strong_20_Emphasis"><text:span text:style-name="T1">Not as performant:</text:span></text:span><text:span text:style-name="T1"> May experience higher latency and less responsiveness compared to Wayland. </text:span></text:p>
        </text:list-item>
      </text:list>
      <text:h text:style-name="P6" text:outline-level="1"><text:soft-page-break/>Wine</text:h>
      <text:list text:style-name="L5">
        <text:list-item>
          <text:p text:style-name="P18">Wine translates Windows API calls (requests for functionality) into calls that Linux understands. This allows Windows software to interact with the underlying Linux system without needing a full-fledged Windows environment.</text:p>
        </text:list-item>
      </text:list>
      <text:h text:style-name="P7" text:outline-level="1">Links</text:h>
      <text:list text:style-name="L6">
        <text:list-item>
          <text:p text:style-name="P20"><text:span text:style-name="T12">NVIDIA Driver Installation:</text:span><text:span text:style-name="T11"> </text:span><text:a xlink:type="simple" xlink:href="https://dev.to/vitorvargas/how-to-install-the-nvidia-driver-on-archlinux-5bgc" text:style-name="Internet_20_link" text:visited-style-name="Visited_20_Internet_20_Link">https://dev.to/vitorvargas/how-to-install-the-nvidia-driver-on-archlinux-5bgc</text:a></text:p>
        </text:list-item>
      </text:list>
      <text:h text:style-name="P8" text:outline-level="1">modprobe</text:h>
      <text:p text:style-name="P3"><text:span text:style-name="Source_20_Text"><text:span text:style-name="T15">modprobe</text:span></text:span><text:span text:style-name="T15"> is a crucial tool in the Linux ecosystem for managing </text:span><text:span text:style-name="Strong_20_Emphasis"><text:span text:style-name="T15">loadable kernel modules</text:span></text:span><text:span text:style-name="T15">. It allows us to:</text:span></text:p>
      <text:list text:style-name="L7">
        <text:list-item>
          <text:p text:style-name="P22"><text:span text:style-name="Strong_20_Emphasis"><text:span text:style-name="T19">Add (load) modules:</text:span></text:span><text:span text:style-name="T16"> This involves dynamically loading specific modules (often drivers) into the running </text:span><text:span text:style-name="Strong_20_Emphasis"><text:span text:style-name="T16">Linux kernel</text:span></text:span><text:span text:style-name="T16">. These modules extend the kernel's functionalities without requiring a full system reboot. </text:span></text:p>
        </text:list-item>
        <text:list-item>
          <text:p text:style-name="P21"><text:span text:style-name="Strong_20_Emphasis"><text:span text:style-name="T18">Remove (unload):</text:span></text:span><text:span text:style-name="Strong_20_Emphasis"><text:span text:style-name="T17"> modules:</text:span></text:span><text:span text:style-name="T17"> When a module is no longer needed, </text:span><text:span text:style-name="Source_20_Text"><text:span text:style-name="T17">modprobe</text:span></text:span><text:span text:style-name="T17"> can unload it, freeing up memory and potentially improving system performance. </text:span></text:p>
        </text:list-item>
        <text:list-item>
          <text:p text:style-name="P21"><text:span text:style-name="Strong_20_Emphasis"><text:span text:style-name="T14">Intelligent loading:</text:span></text:span><text:span text:style-name="T17"> Unlike basic tools like </text:span><text:span text:style-name="Source_20_Text"><text:span text:style-name="T20">insmod</text:span></text:span><text:span text:style-name="T17">, </text:span><text:span text:style-name="Source_20_Text"><text:span text:style-name="T20">modprobe</text:span></text:span><text:span text:style-name="T17"> intelligently determines the necessary dependencies of a requested module. It automatically loads any dependent modules before loading the requested one, ensuring everything works smoothly.</text:span></text:p>
        </text:list-item>
      </text:list>
      <text:h text:style-name="P9" text:outline-level="1">Plymouth</text:h>
      <text:p text:style-name="P23"><text:span text:style-name="T23">This software displays a splash screen during the boot process, often featuring animations and logos, making the startup process more visually apealing. </text:span></text:p>
      <text:p text:style-name="P23"><text:span text:style-name="T17">It utilizes Kernel Mode Setting (KMS) to set the display to its native resolution as early as possible, ensuring a smooth and consistent visual experience throughout the boot process. </text:span></text:p>
      <text:p text:style-name="P23"><text:span text:style-name="T17">It logs messages sent to the console during the boot process, providing valuable information for troubleshooting purposes. These logs are typically stored in </text:span><text:span text:style-name="Source_20_Text"><text:span text:style-name="T17">/var/log/boot.log</text:span></text:span><text:span text:style-name="T17"> or </text:span><text:span text:style-name="Source_20_Text"><text:span text:style-name="T17">/var/log/plymouth-debug.log</text:span></text:span><text:span text:style-name="T17">.</text:span></text:p>
      <text:p text:style-name="P19"><text:span text:style-name="T28">I</text:span>nstall Instructions:</text:p>
      <text:list text:style-name="L8">
        <text:list-item>
          <text:p text:style-name="P24"><text:a xlink:type="simple" xlink:href="https://www.youtube.com/watch?v=eTk2yG1JFsE" text:style-name="Internet_20_link" text:visited-style-name="Visited_20_Internet_20_Link"><text:span text:style-name="T40">https://www.youtube.com/watch?v=eTk2yG1JFsE</text:span></text:a></text:p>
        </text:list-item>
        <text:list-item>
          <text:p text:style-name="P24"><text:a xlink:type="simple" xlink:href="https://wiki.archlinux.org/title/plymouth" text:style-name="Internet_20_link" text:visited-style-name="Visited_20_Internet_20_Link"><text:soft-page-break/><text:span text:style-name="T40">https://wiki.archlinux.org/title/plymouth</text:span></text:a></text:p>
        </text:list-item>
        <text:list-item>
          <text:p text:style-name="P24"><text:a xlink:type="simple" xlink:href="https://www.debugpoint.com/install-plymouth-arch-linux/" text:style-name="Internet_20_link" text:visited-style-name="Visited_20_Internet_20_Link"><text:span text:style-name="T40">https://www.debugpoint.com/install-plymouth-arch-linux/</text:span></text:a></text:p>
        </text:list-item>
        <text:list-item>
          <text:p text:style-name="P25"><text:span text:style-name="T29">https://github.com/adi1090x/plymouth-themes/tree/master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on" svg:font-family="Anton" style:font-pitch="variable"/>
    <style:font-face style:name="Barriecito" svg:font-family="Barriecito" style:font-pitch="variable"/>
    <style:font-face style:name="Comfortaa" svg:font-family="Comfortaa" style:font-pitch="variable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0:23:22.676856078</meta:creation-date>
    <dc:date>2024-02-29T11:35:01.881788343</dc:date>
    <meta:editing-duration>PT19M31S</meta:editing-duration>
    <meta:editing-cycles>5</meta:editing-cycles>
    <meta:generator>LibreOffice/24.2.0.3$Linux_X86_64 LibreOffice_project/420$Build-3</meta:generator>
    <meta:document-statistic meta:table-count="0" meta:image-count="0" meta:object-count="0" meta:page-count="3" meta:paragraph-count="38" meta:word-count="437" meta:character-count="3264" meta:non-whitespace-character-count="2870"/>
  </office:meta>
</office:document-meta>
</file>